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28B0000124C63A39027.svm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Courier New" fo:language="ru" fo:country="RU" fo:font-style="normal" style:font-name-asian="Courier New" style:font-style-asian="normal" style:font-name-complex="Courier New" style:font-style-complex="normal"/>
    </style:style>
    <style:style style:name="T4" style:family="text">
      <style:text-properties style:font-name="Times New Roman" fo:language="en" fo:country="US" fo:font-style="normal" style:font-name-asian="Courier New" style:font-style-asian="normal" style:font-name-complex="Courier New" style:font-style-complex="normal"/>
    </style:style>
    <style:style style:name="T5" style:family="text">
      <style:text-properties style:font-name="Times New Roman" fo:language="ru" fo:country="RU" fo:font-style="normal" style:font-name-asian="Courier New" style:font-style-asian="normal" style:font-name-complex="Courier New" style:font-style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. Энергетическое неравенство</text:p>
      <text:p text:style-name="P1"/>
      <text:p text:style-name="P2"><draw:frame draw:style-name="fr1" draw:name="Графический объект1" text:anchor-type="paragraph" svg:x="2.907cm" svg:y="1.254cm" svg:width="10.816cm" svg:height="3.141cm" draw:z-index="0"><draw:image xlink:href="Pictures/200000070000328B0000124C63A39027.svm" xlink:type="simple" xlink:show="embed" xlink:actuate="onLoad"/></draw:frame><text:span text:style-name="T2">При исследовании устойчивости разностных схем более сложного устройства(по сравнению с приведеныыми ниже) с разными типами граничных условий (2 и 3) используется не метод Фурье или принцип максимума(в большинстве случаев их невозможно использовать), а метод энергетических оценок. На примере неоднородного параболического уравнения: (пусть </text:span><text:span text:style-name="T2"><draw:frame draw:style-name="fr2" draw:name="Объект1" text:anchor-type="as-char" svg:y="-0.377cm" svg:width="1.393cm" svg:height="0.485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- </text:span><text:span text:style-name="T2">решение уравнения </text:span><text:span text:style-name="T2"><draw:frame draw:style-name="fr2" draw:name="Объект8" text:anchor-type="as-char" svg:y="-0.377cm" svg:width="0.73cm" svg:height="0.48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"> </text:span><text:span text:style-name="T2"><draw:frame draw:style-name="fr2" draw:name="Объект2" text:anchor-type="as-char" svg:y="-0.681cm" svg:width="2.582cm" svg:height="1.1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,</text:span><text:span text:style-name="T2"><draw:frame draw:style-name="fr2" draw:name="Объект10" text:anchor-type="as-char" svg:y="-0.377cm" svg:width="0.75cm" svg:height="0.485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<draw:frame draw:style-name="fr2" draw:name="Объект3" text:anchor-type="as-char" svg:y="-0.377cm" svg:width="3.538cm" svg:height="0.485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, где </text:span><text:span text:style-name="T2"><draw:frame draw:style-name="fr2" draw:name="Объект4" text:anchor-type="as-char" svg:y="-0.377cm" svg:width="1.806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и </text:span><text:span text:style-name="T2"><draw:frame draw:style-name="fr2" draw:name="Объект5" text:anchor-type="as-char" svg:y="-0.377cm" svg:width="1.628cm" svg:height="0.483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">. Кроме того предполагается, что при любом </text:span><text:span text:style-name="T1">t</text:span><text:span text:style-name="T2">(на отрезке выше) существует интеграл </text:span><text:span text:style-name="T2"><draw:frame draw:style-name="fr2" draw:name="Объект6" text:anchor-type="as-char" svg:y="-0.743cm" svg:width="2.736cm" svg:height="1.1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, где </text:span><text:span text:style-name="T2"><draw:frame draw:style-name="fr2" draw:name="Объект7" text:anchor-type="as-char" svg:y="-0.377cm" svg:width="2.489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">. Домножая уравнение</text:span><text:span text:style-name="T2"><draw:frame draw:style-name="fr2" draw:name="Объект9" text:anchor-type="as-char" svg:y="-0.377cm" svg:width="0.73cm" svg:height="0.48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на</text:span><text:span text:style-name="T2"><draw:frame draw:style-name="fr2" draw:name="Объект11" text:anchor-type="as-char" svg:y="-0.377cm" svg:width="0.436cm" svg:height="0.46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">и интегрируя по </text:span><text:span text:style-name="T2"><draw:frame draw:style-name="fr2" draw:name="Объект12" text:anchor-type="as-char" svg:y="-0.377cm" svg:width="0.443cm" svg:height="0.469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можно прийти к энергетическому тождеству</text:span><text:span text:style-name="T2"><draw:frame draw:style-name="fr2" draw:name="Объект26" text:anchor-type="as-char" svg:y="-0.377cm" svg:width="0.737cm" svg:height="0.485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"> </text:span><text:span text:style-name="T2"><draw:frame draw:style-name="fr2" draw:name="Объект13" text:anchor-type="as-char" svg:y="-0.743cm" svg:width="6.789cm" svg:height="1.19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. Для функции </text:span><text:span text:style-name="T2"><draw:frame draw:style-name="fr2" draw:name="Объект14" text:anchor-type="as-char" svg:y="-0.377cm" svg:width="1.475cm" svg:height="0.485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, которая при любом </text:span><text:span text:style-name="T2"><draw:frame draw:style-name="fr2" draw:name="Объект15" text:anchor-type="as-char" svg:y="-0.377cm" svg:width="1.628cm" svg:height="0.48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">принадлежит множеству решений - сеточных функций, удовлетворяющих граничным условиям и исходному уравнению)</text:span><text:span text:style-name="T1">(</text:span><text:span text:style-name="T2">обозначим это множество как </text:span><text:span text:style-name="T1">L)</text:span><text:span text:style-name="T2">, норму </text:span><text:span text:style-name="T2"><draw:frame draw:style-name="fr2" draw:name="Объект16" text:anchor-type="as-char" svg:y="-0.743cm" svg:width="3.988cm" svg:height="1.198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">(аналог скалярного произведения). Если для </text:span><text:span text:style-name="T2"><draw:frame draw:style-name="fr2" draw:name="Объект17" text:anchor-type="as-char" svg:y="-0.377cm" svg:width="1.475cm" svg:height="0.485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">такова, что для любой </text:span><text:span text:style-name="T1">g </text:span><text:span text:style-name="T2">из того же множества, которому подчиняется </text:span><text:span text:style-name="T2"><draw:frame draw:style-name="fr2" draw:name="Объект18" text:anchor-type="as-char" svg:y="-0.377cm" svg:width="1.475cm" svg:height="0.485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">, существует интеграл </text:span><text:span text:style-name="T2"><draw:frame draw:style-name="fr2" draw:name="Объект19" text:anchor-type="as-char" svg:y="-0.743cm" svg:width="3.231cm" svg:height="1.198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">, то через </text:span><text:span text:style-name="T2"><draw:frame draw:style-name="fr2" draw:name="Объект20" text:anchor-type="as-char" svg:y="-0.743cm" svg:width="7.08cm" svg:height="1.198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2">. Тогда получается (согласно определению </text:span><text:span text:style-name="T2"><draw:frame draw:style-name="fr2" draw:name="Объект21" text:anchor-type="as-char" svg:y="-0.381cm" svg:width="1.356cm" svg:height="0.5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(</text:span><text:span text:style-name="T2">см. в источнике ниже) </text:span><text:span text:style-name="T2"><draw:frame draw:style-name="fr2" draw:name="Объект22" text:anchor-type="as-char" svg:y="-0.757cm" svg:width="10.067cm" svg:height="1.212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">. Псоледнее неравенство получено при использовании </text:span><text:span text:style-name="T2"><draw:frame draw:style-name="fr2" draw:name="Объект23" text:anchor-type="as-char" svg:y="-0.215cm" svg:width="0.385cm" svg:height="0.242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">- </text:span><text:span text:style-name="T2">неравенства ( </text:span><text:span text:style-name="T2"><draw:frame draw:style-name="fr2" draw:name="Объект24" text:anchor-type="as-char" svg:y="-0.984cm" svg:width="3.145cm" svg:height="1.363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">, получаемого из соотношений </text:span><text:span text:style-name="T2"><draw:frame draw:style-name="fr2" draw:name="Объект25" text:anchor-type="as-char" svg:y="-1.245cm" svg:width="6.787cm" svg:height="1.625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">. </text:span><text:span text:style-name="T1">(</text:span><text:span text:style-name="T1"><draw:frame draw:style-name="fr2" draw:name="Объект27" text:anchor-type="as-char" svg:y="-0.379cm" svg:width="4.636cm" svg:height="0.526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). </text:span><text:span text:style-name="T2">Тогда из </text:span><text:span text:style-name="T1">(3) </text:span><text:span text:style-name="T2">следует неравенство </text:span><text:span text:style-name="T2"><draw:frame draw:style-name="fr2" draw:name="Объект28" text:anchor-type="as-char" svg:y="-0.924cm" svg:width="8.093cm" svg:height="1.379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">. Интегрируя это неравенство по </text:span><text:span text:style-name="T1">t </text:span><text:span text:style-name="T2">в области определения: </text:span><text:span text:style-name="T2"><draw:frame draw:style-name="fr2" draw:name="Объект29" text:anchor-type="as-char" svg:y="-0.924cm" svg:width="10.903cm" svg:height="1.37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">. Здесь </text:span><text:span text:style-name="T3"><draw:frame draw:style-name="fr2" draw:name="Объект30" text:anchor-type="as-char" svg:y="-0.743cm" svg:width="4.394cm" svg:height="1.1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">. </text:span><text:span text:style-name="T5">Последнее неравенство — энергетическое. Из него следует, что </text:span><text:span text:style-name="T4">u(x,t) </text:span><text:span text:style-name="T5">зависит начальных условий и значений правой части в исходном уравнении.</text:span></text:p>
      <text:p text:style-name="P1"/>
      <text:p text:style-name="P2"><text:span text:style-name="T2">Литература: 1) Н.С. Бахвалов. Численные методы, 2) </text:span>А. Н. Тихонов, А. А. Самарский. Уравнения математической физики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5T12:04:05.39</meta:creation-date>
    <dc:date>2019-06-05T18:40:54.12</dc:date>
    <meta:editing-duration>PT6H18M33S</meta:editing-duration>
    <meta:editing-cycles>30</meta:editing-cycles>
    <meta:generator>OpenOffice/4.1.3$Win32 OpenOffice.org_project/413m1$Build-9783</meta:generator>
    <meta:document-statistic meta:table-count="0" meta:image-count="1" meta:object-count="30" meta:page-count="2" meta:paragraph-count="3" meta:word-count="201" meta:character-count="1440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0/content.xml><?xml version="1.0" encoding="utf-8"?>
<math xmlns="http://www.w3.org/1998/Math/MathML">
  <semantics>
    <mrow>
      <mrow>
        <mo stretchy="false">(</mo>
        <mrow>
          <mn>2</mn>
        </mrow>
        <mo stretchy="false">)</mo>
      </mrow>
    </mrow>
    <annotation encoding="StarMath 5.0">(2)</annotation>
  </semantics>
</math>
</file>

<file path=Object 11/content.xml><?xml version="1.0" encoding="utf-8"?>
<math xmlns="http://www.w3.org/1998/Math/MathML">
  <semantics>
    <mrow>
      <mi>u</mi>
    </mrow>
    <annotation encoding="StarMath 5.0">u</annotation>
  </semantics>
</math>
</file>

<file path=Object 12/content.xml><?xml version="1.0" encoding="utf-8"?>
<math xmlns="http://www.w3.org/1998/Math/MathML">
  <semantics>
    <mrow>
      <mi>x</mi>
    </mrow>
    <annotation encoding="StarMath 5.0">x</annotation>
  </semantics>
</math>
</file>

<file path=Object 13/content.xml><?xml version="1.0" encoding="utf-8"?>
<math xmlns="http://www.w3.org/1998/Math/MathML">
  <semantics>
    <mrow>
      <mfrac>
        <mn>1</mn>
        <mn>2</mn>
      </mfrac>
      <mrow>
        <munderover>
          <mo stretchy="false">∫</mo>
          <mn>0</mn>
          <mi>X</mi>
        </munderover>
        <mrow>
          <mo stretchy="false">(</mo>
          <mrow>
            <mrow>
              <mo stretchy="false">(</mo>
              <mrow>
                <mfrac>
                  <mrow>
                    <mo stretchy="false">δ</mo>
                  </mrow>
                  <mrow>
                    <mo stretchy="false">δ</mo>
                    <mi>t</mi>
                  </mrow>
                </mfrac>
              </mrow>
              <mo stretchy="false">)</mo>
            </mrow>
            <msup>
              <mi>u</mi>
              <mn>2</mn>
            </msup>
          </mrow>
          <mo stretchy="false">)</mo>
        </mrow>
      </mrow>
      <mrow>
        <mi mathvariant="italic">dx</mi>
        <mo stretchy="false">+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i>u</mi>
                  </mrow>
                  <mrow>
                    <mo stretchy="false">δ</mo>
                    <mi>t</mi>
                  </mrow>
                </mfrac>
              </mrow>
              <mo stretchy="false">)</mo>
            </mrow>
            <mn>2</mn>
          </msup>
        </mrow>
      </mrow>
      <mrow>
        <mi mathvariant="italic">dx</mi>
        <mo stretchy="false">=</mo>
        <mrow>
          <munderover>
            <mo stretchy="false">∫</mo>
            <mn>0</mn>
            <mi>X</mi>
          </munderover>
          <mi mathvariant="italic">fu</mi>
        </mrow>
      </mrow>
      <mi mathvariant="italic">dx</mi>
    </mrow>
    <annotation encoding="StarMath 5.0">1 over 2 int from 0 to X (({%idelta }over{%idelta t}) u^2) dx + int from 0 to X ({%idelta u}over{%idelta t}) ^ 2 dx = int from 0 to X fu dx</annotation>
  </semantics>
</math>
</file>

<file path=Object 14/content.xml><?xml version="1.0" encoding="utf-8"?>
<math xmlns="http://www.w3.org/1998/Math/MathML">
  <semantics>
    <mrow>
      <mo stretchy="false">φ</mo>
      <mrow>
        <mo stretchy="false">(</mo>
        <mrow>
          <mi>x</mi>
          <mi>,</mi>
          <mi>t</mi>
        </mrow>
        <mo stretchy="false">)</mo>
      </mrow>
    </mrow>
    <annotation encoding="StarMath 5.0">%ivarphi (x,t)</annotation>
  </semantics>
</math>
</file>

<file path=Object 1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16/content.xml><?xml version="1.0" encoding="utf-8"?>
<math xmlns="http://www.w3.org/1998/Math/MathML">
  <semantics>
    <mrow>
      <mrow>
        <msubsup>
          <mrow>
            <mo stretchy="false">(</mo>
            <mrow>
              <mfenced open="∣" close="∣">
                <mrow>
                  <mfenced open="∣" close="∣">
                    <mrow>
                      <mo stretchy="false">φ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o stretchy="false">φ</mo>
                  </mrow>
                  <mrow>
                    <mo stretchy="false">δ</mo>
                    <mi>t</mi>
                  </mrow>
                </mfrac>
              </mrow>
              <mo stretchy="false">)</mo>
            </mrow>
            <mn>2</mn>
          </msup>
        </mrow>
      </mrow>
      <mi mathvariant="italic">dx</mi>
    </mrow>
    <annotation encoding="StarMath 5.0">(abs{abs{%ivarphi (t)}}) ^ 2 _{1}  =  int from 0 to X ({%idelta %ivarphi }over{%idelta t})^2 dx</annotation>
  </semantics>
</math>
</file>

<file path=Object 17/content.xml><?xml version="1.0" encoding="utf-8"?>
<math xmlns="http://www.w3.org/1998/Math/MathML">
  <semantics>
    <mrow>
      <mi>f</mi>
      <mrow>
        <mo stretchy="false">(</mo>
        <mrow>
          <mi>x</mi>
          <mi>,</mi>
          <mi>t</mi>
        </mrow>
        <mo stretchy="false">)</mo>
      </mrow>
    </mrow>
    <annotation encoding="StarMath 5.0">f(x,t)</annotation>
  </semantics>
</math>
</file>

<file path=Object 18/content.xml><?xml version="1.0" encoding="utf-8"?>
<math xmlns="http://www.w3.org/1998/Math/MathML">
  <semantics>
    <mrow>
      <mo stretchy="false">φ</mo>
      <mrow>
        <mo stretchy="false">(</mo>
        <mrow>
          <mi>x</mi>
          <mi>,</mi>
          <mi>t</mi>
        </mrow>
        <mo stretchy="false">)</mo>
      </mrow>
    </mrow>
    <annotation encoding="StarMath 5.0">%ivarphi (x,t)</annotation>
  </semantics>
</math>
</file>

<file path=Object 19/content.xml><?xml version="1.0" encoding="utf-8"?>
<math xmlns="http://www.w3.org/1998/Math/MathML">
  <semantics>
    <mrow>
      <mrow>
        <munderover>
          <mo stretchy="false">∫</mo>
          <mn>0</mn>
          <mi>X</mi>
        </munderover>
        <mi>f</mi>
      </mrow>
      <mrow>
        <mo stretchy="false">(</mo>
        <mrow>
          <mi>x</mi>
          <mi>,</mi>
          <mi>t</mi>
        </mrow>
        <mo stretchy="false">)</mo>
      </mrow>
      <mi>g</mi>
      <mrow>
        <mo stretchy="false">(</mo>
        <mrow>
          <mi>x</mi>
        </mrow>
        <mo stretchy="false">)</mo>
      </mrow>
      <mi mathvariant="italic">dx</mi>
    </mrow>
    <annotation encoding="StarMath 5.0">int from 0 to X f(x,t)g(x) dx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i>u</mi>
          </mrow>
          <mrow>
            <mo stretchy="false">δ</mo>
            <mi>t</mi>
          </mrow>
        </mfrac>
        <mo stretchy="false">=</mo>
        <mrow>
          <mfrac>
            <mrow>
              <msup>
                <mo stretchy="false">δ</mo>
                <mn>2</mn>
              </msup>
              <mi>u</mi>
            </mrow>
            <mrow>
              <mo stretchy="false">δ</mo>
              <msup>
                <mi>t</mi>
                <mn>2</mn>
              </msup>
            </mrow>
          </mfrac>
          <mo stretchy="false">+</mo>
          <mi>f</mi>
        </mrow>
      </mrow>
    </mrow>
    <annotation encoding="StarMath 5.0">{%idelta u}over{%idelta t} = {%idelta ^ 2 u}over{%idelta t^ 2} + f</annotation>
  </semantics>
</math>
</file>

<file path=Object 20/content.xml><?xml version="1.0" encoding="utf-8"?>
<math xmlns="http://www.w3.org/1998/Math/MathML">
  <semantics>
    <mrow>
      <mrow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  <mo stretchy="false">=</mo>
        <msub>
          <mi mathvariant="italic">supremum</mi>
          <mrow>
            <mrow>
              <mi>g</mi>
              <mo stretchy="false">∈</mo>
              <mi>L</mi>
            </mrow>
          </mrow>
        </msub>
      </mrow>
      <mfrac>
        <mn>1</mn>
        <msub>
          <mrow>
            <mo stretchy="false">(</mo>
            <mrow>
              <mfenced open="∣" close="∣">
                <mrow>
                  <mfenced open="∣" close="∣">
                    <mrow>
                      <mi>g</mi>
                    </mrow>
                  </mfenced>
                </mrow>
              </mfenced>
            </mrow>
            <mo stretchy="false">)</mo>
          </mrow>
          <mrow>
            <mn>1</mn>
          </mrow>
        </msub>
      </mfrac>
      <mrow>
        <munderover>
          <mo stretchy="false">∫</mo>
          <mn>0</mn>
          <mi>X</mi>
        </munderover>
        <mfenced open="∣" close="∣">
          <mrow>
            <mi mathvariant="italic">fg</mi>
          </mrow>
        </mfenced>
      </mrow>
      <mi mathvariant="italic">dx</mi>
    </mrow>
    <annotation encoding="StarMath 5.0">(abs{abs{f(t)}}) _{-1}= supremum  _{g in L} 1 over (abs{abs{g}})_{1} int from 0 to X abs{fg} dx</annotation>
  </semantics>
</math>
</file>

<file path=Object 21/content.xml><?xml version="1.0" encoding="utf-8"?>
<math xmlns="http://www.w3.org/1998/Math/MathML">
  <semantics>
    <mrow>
      <msub>
        <mrow>
          <mo stretchy="false">(</mo>
          <mrow>
            <mfenced open="∣" close="∣">
              <mrow>
                <mfenced open="∣" close="∣">
                  <mrow>
                    <mn>.</mn>
                  </mrow>
                </mfenced>
              </mrow>
            </mfenced>
          </mrow>
          <mo stretchy="false">)</mo>
        </mrow>
        <mrow>
          <mo stretchy="false">(</mo>
          <mrow>
            <mrow>
              <mo stretchy="false">−</mo>
              <mn>1</mn>
            </mrow>
          </mrow>
          <mo stretchy="false">)</mo>
        </mrow>
      </msub>
    </mrow>
    <annotation encoding="StarMath 5.0">(abs{abs{.}}) _(-1)</annotation>
  </semantics>
</math>
</file>

<file path=Object 22/content.xml><?xml version="1.0" encoding="utf-8"?>
<math xmlns="http://www.w3.org/1998/Math/MathML">
  <semantics>
    <mrow>
      <mrow>
        <mfenced open="∣" close="∣">
          <mrow>
            <mrow>
              <munderover>
                <mo stretchy="false">∫</mo>
                <mn>0</mn>
                <mi>X</mi>
              </munderover>
              <mi mathvariant="italic">fu</mi>
            </mrow>
            <mi mathvariant="italic">dx</mi>
          </mrow>
        </mfenced>
        <mo stretchy="false">≤</mo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</mrow>
      <mrow>
        <msub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</msub>
        <mo stretchy="false">≤</mo>
        <mrow>
          <msubsup>
            <mrow>
              <mo stretchy="false">(</mo>
              <mrow>
                <mfenced open="∣" close="∣">
                  <mrow>
                    <mfenced open="∣" close="∣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</mrow>
                </mfenced>
              </mrow>
              <mo stretchy="false">)</mo>
            </mrow>
            <mrow>
              <mn>1</mn>
            </mrow>
            <mn>2</mn>
          </msubsup>
          <mo stretchy="false">+</mo>
          <mrow>
            <mo stretchy="false">(</mo>
            <mrow>
              <mfrac>
                <mn>1</mn>
                <mi>e</mi>
              </mfrac>
            </mrow>
            <mo stretchy="false">)</mo>
          </mrow>
        </mrow>
      </mrow>
      <mfrac>
        <mrow>
          <msubsup>
            <mrow>
              <mo stretchy="false">(</mo>
              <mrow>
                <mfenced open="∣" close="∣">
                  <mrow>
                    <mfenced open="∣" close="∣">
                      <mrow>
                        <mi>f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</mrow>
                </mfenced>
              </mrow>
              <mo stretchy="false">)</mo>
            </mrow>
            <mrow>
              <mrow>
                <mo stretchy="false">−</mo>
                <mn>1</mn>
              </mrow>
            </mrow>
            <mn>2</mn>
          </msubsup>
          <mo stretchy="false">∗</mo>
          <mn>1</mn>
        </mrow>
        <mn>4</mn>
      </mfrac>
    </mrow>
    <annotation encoding="StarMath 5.0">abs {int from 0 to X fu dx} &lt;=  (abs{abs{f(t)}}) _{-1} (abs{abs{u(t)}}) _{1} &lt;= (abs{abs{u(t)}}) _{1} ^ 2 + (1 over e) (abs{abs{f(t)}}) _{-1} ^ 2 * 1 over 4</annotation>
  </semantics>
</math>
</file>

<file path=Object 2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24/content.xml><?xml version="1.0" encoding="utf-8"?>
<math xmlns="http://www.w3.org/1998/Math/MathML">
  <semantics>
    <mrow>
      <mrow>
        <mfenced open="∣" close="∣">
          <mrow>
            <mi mathvariant="italic">ab</mi>
          </mrow>
        </mfenced>
        <mo stretchy="false">≤</mo>
        <mo stretchy="false">ε</mo>
      </mrow>
      <mrow>
        <msup>
          <mi>a</mi>
          <mn>2</mn>
        </msup>
        <mo stretchy="false">+</mo>
        <mfrac>
          <mrow>
            <mfrac>
              <msup>
                <mi>b</mi>
                <mn>2</mn>
              </msup>
              <mo stretchy="false">ε</mo>
            </mfrac>
            <mo stretchy="false">∗</mo>
            <mn>1</mn>
          </mrow>
          <mn>4</mn>
        </mfrac>
      </mrow>
    </mrow>
    <annotation encoding="StarMath 5.0">abs {ab} &lt;=  %varepsilon a^2 + b^2 over %varepsilon * 1 over 4</annotation>
  </semantics>
</math>
</file>

<file path=Object 25/content.xml><?xml version="1.0" encoding="utf-8"?>
<math xmlns="http://www.w3.org/1998/Math/MathML">
  <semantics>
    <mrow>
      <mrow>
        <mrow>
          <mn>0</mn>
          <mo stretchy="false">≤</mo>
          <msup>
            <mrow>
              <mo stretchy="false">(</mo>
              <mrow>
                <msqrt>
                  <mrow>
                    <mo stretchy="false">ε</mo>
                  </mrow>
                </msqrt>
                <mrow>
                  <mi>a</mi>
                  <mo stretchy="false">±</mo>
                  <mfrac>
                    <mrow>
                      <mfrac>
                        <mi>b</mi>
                        <msqrt>
                          <mrow>
                            <mo stretchy="false">(</mo>
                            <mrow>
                              <mo stretchy="false">ε</mo>
                            </mrow>
                            <mo stretchy="false">)</mo>
                          </mrow>
                        </msqrt>
                      </mfrac>
                      <mo stretchy="false">∗</mo>
                      <mn>1</mn>
                    </mrow>
                    <mn>2</mn>
                  </mfrac>
                </mrow>
              </mrow>
              <mo stretchy="false">)</mo>
            </mrow>
            <mn>2</mn>
          </msup>
        </mrow>
        <mo stretchy="false">≤</mo>
        <mo stretchy="false">ε</mo>
      </mrow>
      <mrow>
        <mrow>
          <msup>
            <mi>a</mi>
            <mn>2</mn>
          </msup>
          <mo stretchy="false">+</mo>
          <mfrac>
            <mrow>
              <mfrac>
                <msup>
                  <mi>b</mi>
                  <mn>2</mn>
                </msup>
                <mo stretchy="false">ε</mo>
              </mfrac>
              <mo stretchy="false">∗</mo>
              <mn>1</mn>
            </mrow>
            <mn>4</mn>
          </mfrac>
        </mrow>
        <mo stretchy="false">±</mo>
        <mi mathvariant="italic">ab</mi>
      </mrow>
    </mrow>
    <annotation encoding="StarMath 5.0">0 &lt;= (sqrt{%varepsilon} a  +- b over sqrt(%varepsilon) * 1 over 2) ^ 2 &lt;= %varepsilon a^2 + b ^ 2 over %varepsilon * 1 over 4 +- ab</annotation>
  </semantics>
</math>
</file>

<file path=Object 26/content.xml><?xml version="1.0" encoding="utf-8"?>
<math xmlns="http://www.w3.org/1998/Math/MathML">
  <semantics>
    <mrow>
      <mrow>
        <mo stretchy="false">(</mo>
        <mrow>
          <mn>3</mn>
        </mrow>
        <mo stretchy="false">)</mo>
      </mrow>
    </mrow>
    <annotation encoding="StarMath 5.0">(3)</annotation>
  </semantics>
</math>
</file>

<file path=Object 27/content.xml><?xml version="1.0" encoding="utf-8"?>
<math xmlns="http://www.w3.org/1998/Math/MathML">
  <semantics>
    <mrow>
      <mrow>
        <mi>a</mi>
        <mo stretchy="false">=</mo>
        <msub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</msub>
      </mrow>
      <mi>,</mi>
      <mrow>
        <mi>b</mi>
        <mo stretchy="false">=</mo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</mrow>
    </mrow>
    <annotation encoding="StarMath 5.0">a =  (abs{abs{u(t)}}) _{1}, b =  (abs{abs{f(t)}}) _{-1}</annotation>
  </semantics>
</math>
</file>

<file path=Object 28/content.xml><?xml version="1.0" encoding="utf-8"?>
<math xmlns="http://www.w3.org/1998/Math/MathML">
  <semantics>
    <mrow>
      <mfrac>
        <mn>1</mn>
        <mn>2</mn>
      </mfrac>
      <mfrac>
        <mrow>
          <mo stretchy="false">δ</mo>
        </mrow>
        <mrow>
          <mo stretchy="false">δ</mo>
          <mi>t</mi>
        </mrow>
      </mfrac>
      <mrow>
        <munderover>
          <mo stretchy="false">∫</mo>
          <mn>0</mn>
          <mi>X</mi>
        </munderover>
        <msup>
          <mi>u</mi>
          <mn>2</mn>
        </msup>
      </mrow>
      <mrow>
        <mi mathvariant="italic">dx</mi>
        <mo stretchy="false">+</mo>
        <mrow>
          <mo stretchy="false">(</mo>
          <mrow>
            <mrow>
              <mn>1</mn>
              <mo stretchy="false">−</mo>
              <mo stretchy="false">ε</mo>
            </mrow>
          </mrow>
          <mo stretchy="false">)</mo>
        </mrow>
      </mrow>
      <mrow>
        <msubsup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  <mo stretchy="false">≤</mo>
        <mfrac>
          <mrow>
            <mfrac>
              <mn>1</mn>
              <mo stretchy="false">ε</mo>
            </mfrac>
            <mo stretchy="false">∗</mo>
            <mn>1</mn>
          </mrow>
          <mn>4</mn>
        </mfrac>
      </mrow>
      <msubsup>
        <mrow>
          <mo stretchy="false">(</mo>
          <mrow>
            <mfenced open="∣" close="∣">
              <mrow>
                <mfenced open="∣" close="∣">
                  <mrow>
                    <mi>f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</mrow>
            </mfenced>
          </mrow>
          <mo stretchy="false">)</mo>
        </mrow>
        <mrow>
          <mrow>
            <mo stretchy="false">−</mo>
            <mn>1</mn>
          </mrow>
        </mrow>
        <mn>2</mn>
      </msubsup>
    </mrow>
    <annotation encoding="StarMath 5.0">1 over 2 {%idelta }over{%idelta t}int from 0 to X  u^2 dx + (1 - %varepsilon)(abs{abs{u(t)}}) _{1} ^ 2 &lt;= 1 over %varepsilon * 1 over 4 (abs{abs{f(t)}}) ^ 2 _{-1}</annotation>
  </semantics>
</math>
</file>

<file path=Object 29/content.xml><?xml version="1.0" encoding="utf-8"?>
<math xmlns="http://www.w3.org/1998/Math/MathML">
  <semantics>
    <mrow>
      <mfrac>
        <mn>1</mn>
        <mn>2</mn>
      </mfrac>
      <mrow>
        <mrow>
          <mo stretchy="false">(</mo>
          <mrow>
            <mfenced open="∣" close="∣">
              <mrow>
                <mfenced open="∣" close="∣">
                  <mrow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</mrow>
            </mfenced>
          </mrow>
          <mo stretchy="false">)</mo>
        </mrow>
        <msubsup>
          <mo stretchy="false">+</mo>
          <mrow>
            <mn>1</mn>
          </mrow>
          <mn>2</mn>
        </msubsup>
        <mrow>
          <mo stretchy="false">(</mo>
          <mrow>
            <mrow>
              <mn>1</mn>
              <mo stretchy="false">−</mo>
              <mo stretchy="false">ε</mo>
            </mrow>
          </mrow>
          <mo stretchy="false">)</mo>
        </mrow>
      </mrow>
      <mrow>
        <munderover>
          <mo stretchy="false">∫</mo>
          <mn>0</mn>
          <mi>T</mi>
        </munderover>
        <msubsup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</mrow>
      <mrow>
        <mi mathvariant="italic">dt</mi>
        <mo stretchy="false">≤</mo>
        <mfrac>
          <mn>1</mn>
          <mn>2</mn>
        </mfrac>
      </mrow>
      <mrow>
        <mfenced open="∣" close="∣">
          <msup>
            <mrow>
              <mfenced open="∣" close="∣">
                <mrow>
                  <msub>
                    <mi>u</mi>
                    <mrow>
                      <mn>0</mn>
                    </mrow>
                  </msub>
                </mrow>
              </mfenced>
            </mrow>
            <mn>2</mn>
          </msup>
        </mfenced>
        <mo stretchy="false">+</mo>
        <mfrac>
          <mrow>
            <mfrac>
              <mn>1</mn>
              <mo stretchy="false">ε</mo>
            </mfrac>
            <mo stretchy="false">∗</mo>
            <mn>1</mn>
          </mrow>
          <mn>4</mn>
        </mfrac>
      </mrow>
      <mrow>
        <munderover>
          <mo stretchy="false">∫</mo>
          <mn>0</mn>
          <mi>T</mi>
        </munderover>
        <msubsup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  <mn>2</mn>
        </msubsup>
      </mrow>
      <mi mathvariant="italic">dt</mi>
    </mrow>
    <annotation encoding="StarMath 5.0">1 over 2 (abs{abs{u(T)}}) + _{1} ^ 2 (1 - %varepsilon)int from 0 to T (abs{abs{u(t)}}) _{1} ^ 2 dt &lt;= 1 over 2 abs{abs{u _{0}}} ^ 2 + 1 over %varepsilon * 1 over 4 int from 0 to T (abs{abs{f(t)}}) _{-1} ^ 2 dt 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row>
            <mn>0,</mn>
            <mi>t</mi>
          </mrow>
          <mo stretchy="false">)</mo>
        </mrow>
        <mo stretchy="false">=</mo>
        <mi>u</mi>
      </mrow>
      <mrow>
        <mrow>
          <mo stretchy="false">(</mo>
          <mrow>
            <mi>X</mi>
            <mi>,</mi>
            <mi>t</mi>
          </mrow>
          <mo stretchy="false">)</mo>
        </mrow>
        <mo stretchy="false">=</mo>
        <mn>0</mn>
      </mrow>
    </mrow>
    <annotation encoding="StarMath 5.0">u(0,t) = u(X,t) = 0</annotation>
  </semantics>
</math>
</file>

<file path=Object 30/content.xml><?xml version="1.0" encoding="utf-8"?>
<math xmlns="http://www.w3.org/1998/Math/MathML">
  <semantics>
    <mrow>
      <mrow>
        <mfenced open="∣" close="∣">
          <mrow>
            <mfenced open="∣" close="∣">
              <mrow>
                <mi>u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fenced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i>u</mi>
                <msup>
                  <mrow>
                    <mo stretchy="false">(</mo>
                    <mrow>
                      <mi>x</mi>
                      <mi>,</mi>
                      <mi>t</mi>
                    </mrow>
                    <mo stretchy="false">)</mo>
                  </mrow>
                  <mn>2</mn>
                </msup>
                <mi mathvariant="italic">dx</mi>
              </mrow>
              <mo stretchy="false">)</mo>
            </mrow>
            <mrow>
              <mo stretchy="false">(</mo>
              <mrow>
                <mfrac>
                  <mn>1</mn>
                  <mn>2</mn>
                </mfrac>
              </mrow>
              <mo stretchy="false">)</mo>
            </mrow>
          </msup>
        </mrow>
      </mrow>
    </mrow>
    <annotation encoding="StarMath 5.0">abs{abs{u(t)}} = int from 0 to X (u(x,t)^2 dx)^(1 over 2)</annotation>
  </semantics>
</math>
</file>

<file path=Object 4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X</mi>
          </mrow>
          <mo stretchy="false">]</mo>
        </mrow>
      </mrow>
    </mrow>
    <annotation encoding="StarMath 5.0">x in [0,X] </annotation>
  </semantics>
</math>
</file>

<file path=Object 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6/content.xml><?xml version="1.0" encoding="utf-8"?>
<math xmlns="http://www.w3.org/1998/Math/MathML">
  <semantics>
    <mrow>
      <mrow>
        <mi>A</mi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i>u</mi>
                  </mrow>
                  <mrow>
                    <mo stretchy="false">δ</mo>
                    <mi>t</mi>
                  </mrow>
                </mfrac>
              </mrow>
              <mo stretchy="false">)</mo>
            </mrow>
            <mn>2</mn>
          </msup>
        </mrow>
      </mrow>
      <mi mathvariant="italic">dx</mi>
    </mrow>
    <annotation encoding="StarMath 5.0">A = int from 0 to X ({%idelta u}over{%idelta t})^2 dx</annotation>
  </semantics>
</math>
</file>

<file path=Object 7/content.xml><?xml version="1.0" encoding="utf-8"?>
<math xmlns="http://www.w3.org/1998/Math/MathML">
  <semantics>
    <mrow>
      <mrow>
        <mrow>
          <mrow>
            <mo stretchy="false">−</mo>
            <mo stretchy="false">∞</mo>
          </mrow>
          <mo stretchy="false">&lt;</mo>
          <mi>A</mi>
        </mrow>
        <mo stretchy="false">&lt;</mo>
        <mrow>
          <mo stretchy="false">+</mo>
          <mo stretchy="false">∞</mo>
        </mrow>
      </mrow>
    </mrow>
    <annotation encoding="StarMath 5.0">-%infinite &lt; A &lt; +%infinite </annotation>
  </semantics>
</math>
</file>

<file path=Object 8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</mrow>
    <annotation encoding="StarMath 5.0">(1)</annotation>
  </semantics>
</math>
</file>

<file path=Object 9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</mrow>
    <annotation encoding="StarMath 5.0">(1)</annotation>
  </semantics>
</math>
</file>